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e3fc" officeooo:paragraph-rsid="0019e3fc"/>
    </style:style>
    <style:style style:name="P2" style:family="paragraph" style:parent-style-name="Standard">
      <style:text-properties officeooo:rsid="0019e3fc" officeooo:paragraph-rsid="0019e3fc"/>
    </style:style>
    <style:style style:name="P3" style:family="paragraph" style:parent-style-name="Standard">
      <style:text-properties officeooo:rsid="0027d7b6" officeooo:paragraph-rsid="0027d7b6"/>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style:style style:name="T1" style:family="text">
      <style:text-properties style:text-position="super 58%"/>
    </style:style>
    <style:style style:name="T2" style:family="text">
      <style:text-properties officeooo:rsid="001b24c3"/>
    </style:style>
    <style:style style:name="T3" style:family="text">
      <style:text-properties officeooo:rsid="001bf71d"/>
    </style:style>
    <style:style style:name="T4" style:family="text">
      <style:text-properties officeooo:rsid="001e04c0"/>
    </style:style>
    <style:style style:name="T5" style:family="text">
      <style:text-properties officeooo:rsid="001eefc5"/>
    </style:style>
    <style:style style:name="T6" style:family="text">
      <style:text-properties officeooo:rsid="001ff3f3"/>
    </style:style>
    <style:style style:name="T7" style:family="text">
      <style:text-properties officeooo:rsid="00261544"/>
    </style:style>
    <style:style style:name="T8" style:family="text">
      <style:text-properties officeooo:rsid="0027d7b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00669571" text:style-name="L1">
        <text:list-item>
          <text:p text:style-name="P5"><text:span text:style-name="Strong_20_Emphasis">Topic and context</text:span>: what does the reader need to know to understand the dissertation?</text:p>
        </text:list-item>
        <text:list-item>
          <text:p text:style-name="P5"><text:span text:style-name="Strong_20_Emphasis">Focus and scope</text:span>: what specific aspect of the topic will you address?</text:p>
        </text:list-item>
        <text:list-item>
          <text:p text:style-name="P5"><text:span text:style-name="Strong_20_Emphasis">Relevance and importance</text:span>: how does the research fit into existing work on this topic?</text:p>
        </text:list-item>
        <text:list-item>
          <text:p text:style-name="P5"><text:span text:style-name="Strong_20_Emphasis">Questions and objectives</text:span>: what does the research aim to find out and how?</text:p>
          <text:p text:style-name="P4"/>
        </text:list-item>
      </text:list>
      <text:p text:style-name="Standard"/>
      <text:p text:style-name="Standard"/>
      <text:p text:style-name="Standard"/>
      <text:p text:style-name="P1">Topic &amp; Context:</text:p>
      <text:p text:style-name="P1"/>
      <text:p text:style-name="P1">- 6<text:span text:style-name="T1">th</text:span> global extincion, anthropogenic causes</text:p>
      <text:p text:style-name="P1">- Reasons for conservation (benefits to humans)</text:p>
      <text:p text:style-name="P1">- Need to find a way to create consistant conservation proritisation methods, as limited resources and funding available to conservation efforts</text:p>
      <text:p text:style-name="P1">- <text:span text:style-name="T3">Introduce and explain the EGGE metric</text:span></text:p>
      <text:p text:style-name="P1">- <text:span text:style-name="T2">Fish are a very populous vertebrate class (more than mamals, birds, reptiles)</text:span></text:p>
      <text:p text:style-name="P1">- <text:span text:style-name="T2">Fish are a very important resource for humans (source of protein and importance to livelihood)</text:span></text:p>
      <text:p text:style-name="P1">- % <text:span text:style-name="T7">of the world that relies upon fish as a main protein source or economic resource</text:span></text:p>
      <text:p text:style-name="P1">- <text:span text:style-name="T7">include some works about changing dietary prefernces for sections of the world, leading to increased pressure on fish resources</text:span></text:p>
      <text:p text:style-name="P1">- <text:span text:style-name="T7">look into </text:span></text:p>
      <text:p text:style-name="P1">- <text:span text:style-name="T3">However, they are a very understudied group. This is due in part to difficult accessing them (we live on land, they live in water) but also due to biases in interests (people fund projects with cute animals, and people somehow don’t think fish are cute)</text:span></text:p>
      <text:p text:style-name="P1">- <text:span text:style-name="T7">check to see if there is a weighting in reserarch towards fisheies/ species with commercial importance</text:span></text:p>
      <text:p text:style-name="P1">- <text:span text:style-name="T3">This project is the first step to addressing this imbalance!</text:span></text:p>
      <text:p text:style-name="P1">- <text:span text:style-name="T4">In this project we created an EDGE list of a sutiable clade within actinopterygii [CLADE!]</text:span></text:p>
      <text:p text:style-name="P1">- <text:span text:style-name="T5">We produced some spatial analysis of where these species are found, and analysed the curret threates and the conservation efforts that are affecting the species in this clade</text:span></text:p>
      <text:p text:style-name="P1">- <text:span text:style-name="T6">This research could inform what the future of these species could be (without further intervention), and makes some policy reccomendations that could positively impcat the outlook of these species. </text:span></text:p>
      <text:p text:style-name="P1">- <text:span text:style-name="T7">make a few statements about why we chose the groups that we did, e.g.:</text:span></text:p>
      <text:p text:style-name="P1">-<text:span text:style-name="T7">sturgeon are an important food resource (caviar) they are found (flobally) an their threats are prdomenantly from overfishing and unsustainable practices (i.e. killing the mature females and collectinga ll of the eggs, thereby stopping the next generation of fish from existng. </text:span></text:p>
      <text:p text:style-name="P1"/>
      <text:p text:style-name="P1"/>
      <text:p text:style-name="P1"/>
      <text:p text:style-name="P1">--- <text:span text:style-name="T8">Changing use of fish</text:span></text:p>
      <text:p text:style-name="P3">In developed countries, such as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6:01:39.037566197</meta:creation-date>
    <meta:generator>LibreOffice/6.0.7.3$Linux_X86_64 LibreOffice_project/00m0$Build-3</meta:generator>
    <dc:date>2020-03-12T14:28:14.044069225</dc:date>
    <meta:editing-duration>PT3H3M23S</meta:editing-duration>
    <meta:editing-cycles>8</meta:editing-cycles>
    <meta:document-statistic meta:table-count="0" meta:image-count="0" meta:object-count="0" meta:page-count="1" meta:paragraph-count="25" meta:word-count="387" meta:character-count="2305" meta:non-whitespace-character-count="1943"/>
  </office:meta>
</office:document-meta>
</file>